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ARCH:</text:p>
          </table:table-cell>
          <table:table-cell table:style-name="Default" office:value-type="string">
            <text:p>VTTTTTTTTTTTT</text:p>
          </table:table-cell>
          <table:table-cell table:number-columns-repeated="11"/>
          <table:table-cell table:style-name="Default"/>
          <table:table-cell/>
          <table:table-cell table:style-name="ce5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XXXXXRDRXXXXX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2">
          <table:table-cell table:style-name="ce1" office:value-type="string">
            <text:p>SHA-256 Accelerator + DMA</text:p>
          </table:table-cell>
          <table:table-cell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NOTE</text:p>
          </table:table-cell>
          <table:table-cell table:number-columns-repeated="3"/>
        </table:table-row>
        <table:table-row table:style-name="ro1">
          <table:table-cell/>
          <table:table-cell table:formula="of:=SUM([.C14:.R14])" office:value-type="float" office:value="14231">
            <text:p>14231</text:p>
          </table:table-cell>
          <table:table-cell office:value-type="float" office:value="14231">
            <text:p>14231</text:p>
          </table:table-cell>
          <table:table-cell table:number-columns-repeated="11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/>
          <table:table-cell table:formula="of:=SUM([.C15:.R15])" office:value-type="float" office:value="29577">
            <text:p>29577</text:p>
          </table:table-cell>
          <table:table-cell office:value-type="float" office:value="14221">
            <text:p>14221</text:p>
          </table:table-cell>
          <table:table-cell office:value-type="float" office:value="15356">
            <text:p>15356</text:p>
          </table:table-cell>
          <table:table-cell table:number-columns-repeated="10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16:.R16])" office:value-type="float" office:value="46143">
            <text:p>46143</text:p>
          </table:table-cell>
          <table:table-cell office:value-type="float" office:value="14175">
            <text:p>14175</text:p>
          </table:table-cell>
          <table:table-cell office:value-type="float" office:value="15308">
            <text:p>15308</text:p>
          </table:table-cell>
          <table:table-cell office:value-type="float" office:value="16660">
            <text:p>16660</text:p>
          </table:table-cell>
          <table:table-cell table:number-columns-repeated="9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17:.R17])" office:value-type="float" office:value="64070">
            <text:p>64070</text:p>
          </table:table-cell>
          <table:table-cell office:value-type="float" office:value="14108">
            <text:p>14108</text:p>
          </table:table-cell>
          <table:table-cell office:value-type="float" office:value="15233">
            <text:p>15233</text:p>
          </table:table-cell>
          <table:table-cell office:value-type="float" office:value="16574">
            <text:p>16574</text:p>
          </table:table-cell>
          <table:table-cell office:value-type="float" office:value="18155">
            <text:p>18155</text:p>
          </table:table-cell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18:.R18])" office:value-type="float" office:value="83379">
            <text:p>83379</text:p>
          </table:table-cell>
          <table:table-cell office:value-type="float" office:value="13996">
            <text:p>13996</text:p>
          </table:table-cell>
          <table:table-cell office:value-type="float" office:value="15096">
            <text:p>15096</text:p>
          </table:table-cell>
          <table:table-cell office:value-type="float" office:value="16403">
            <text:p>16403</text:p>
          </table:table-cell>
          <table:table-cell office:value-type="float" office:value="17968">
            <text:p>17968</text:p>
          </table:table-cell>
          <table:table-cell office:value-type="float" office:value="19916">
            <text:p>19916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19:.R19])" office:value-type="float" office:value="101428">
            <text:p>101428</text:p>
          </table:table-cell>
          <table:table-cell office:value-type="float" office:value="13837">
            <text:p>13837</text:p>
          </table:table-cell>
          <table:table-cell office:value-type="float" office:value="14928">
            <text:p>14928</text:p>
          </table:table-cell>
          <table:table-cell office:value-type="float" office:value="16226">
            <text:p>16226</text:p>
          </table:table-cell>
          <table:table-cell office:value-type="float" office:value="17766">
            <text:p>17766</text:p>
          </table:table-cell>
          <table:table-cell office:value-type="float" office:value="19617">
            <text:p>19617</text:p>
          </table:table-cell>
          <table:table-cell office:value-type="float" office:value="19054">
            <text:p>19054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20:.R20])" office:value-type="float" office:value="117158">
            <text:p>117158</text:p>
          </table:table-cell>
          <table:table-cell office:value-type="float" office:value="13664">
            <text:p>13664</text:p>
          </table:table-cell>
          <table:table-cell office:value-type="float" office:value="14734">
            <text:p>14734</text:p>
          </table:table-cell>
          <table:table-cell office:value-type="float" office:value="16007">
            <text:p>16007</text:p>
          </table:table-cell>
          <table:table-cell office:value-type="float" office:value="17500">
            <text:p>17500</text:p>
          </table:table-cell>
          <table:table-cell office:value-type="float" office:value="19322">
            <text:p>19322</text:p>
          </table:table-cell>
          <table:table-cell office:value-type="float" office:value="18794">
            <text:p>18794</text:p>
          </table:table-cell>
          <table:table-cell office:value-type="float" office:value="17137">
            <text:p>17137</text:p>
          </table:table-cell>
          <table:table-cell table:number-columns-repeated="5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21:.R21])" office:value-type="float" office:value="130772">
            <text:p>130772</text:p>
          </table:table-cell>
          <table:table-cell office:value-type="float" office:value="13457">
            <text:p>13457</text:p>
          </table:table-cell>
          <table:table-cell office:value-type="float" office:value="14511">
            <text:p>14511</text:p>
          </table:table-cell>
          <table:table-cell office:value-type="float" office:value="15742">
            <text:p>15742</text:p>
          </table:table-cell>
          <table:table-cell office:value-type="float" office:value="17206">
            <text:p>17206</text:p>
          </table:table-cell>
          <table:table-cell office:value-type="float" office:value="18954">
            <text:p>18954</text:p>
          </table:table-cell>
          <table:table-cell office:value-type="float" office:value="18551">
            <text:p>18551</text:p>
          </table:table-cell>
          <table:table-cell office:value-type="float" office:value="16893">
            <text:p>16893</text:p>
          </table:table-cell>
          <table:table-cell office:value-type="float" office:value="15458">
            <text:p>15458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22:.R22])" office:value-type="float" office:value="142451">
            <text:p>142451</text:p>
          </table:table-cell>
          <table:table-cell office:value-type="float" office:value="13214">
            <text:p>13214</text:p>
          </table:table-cell>
          <table:table-cell office:value-type="float" office:value="14232">
            <text:p>14232</text:p>
          </table:table-cell>
          <table:table-cell office:value-type="float" office:value="15435">
            <text:p>15435</text:p>
          </table:table-cell>
          <table:table-cell office:value-type="float" office:value="16874">
            <text:p>16874</text:p>
          </table:table-cell>
          <table:table-cell office:value-type="float" office:value="18550">
            <text:p>18550</text:p>
          </table:table-cell>
          <table:table-cell office:value-type="float" office:value="18257">
            <text:p>18257</text:p>
          </table:table-cell>
          <table:table-cell office:value-type="float" office:value="16643">
            <text:p>16643</text:p>
          </table:table-cell>
          <table:table-cell office:value-type="float" office:value="15232">
            <text:p>15232</text:p>
          </table:table-cell>
          <table:table-cell office:value-type="float" office:value="14014">
            <text:p>14014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23:.R23])" office:value-type="float" office:value="152096">
            <text:p>152096</text:p>
          </table:table-cell>
          <table:table-cell office:value-type="float" office:value="12914">
            <text:p>12914</text:p>
          </table:table-cell>
          <table:table-cell office:value-type="float" office:value="13915">
            <text:p>13915</text:p>
          </table:table-cell>
          <table:table-cell office:value-type="float" office:value="15118">
            <text:p>15118</text:p>
          </table:table-cell>
          <table:table-cell office:value-type="float" office:value="16502">
            <text:p>16502</text:p>
          </table:table-cell>
          <table:table-cell office:value-type="float" office:value="18064">
            <text:p>18064</text:p>
          </table:table-cell>
          <table:table-cell office:value-type="float" office:value="17890">
            <text:p>17890</text:p>
          </table:table-cell>
          <table:table-cell office:value-type="float" office:value="16277">
            <text:p>16277</text:p>
          </table:table-cell>
          <table:table-cell office:value-type="float" office:value="14916">
            <text:p>14916</text:p>
          </table:table-cell>
          <table:table-cell office:value-type="float" office:value="13742">
            <text:p>13742</text:p>
          </table:table-cell>
          <table:table-cell office:value-type="float" office:value="12758">
            <text:p>12758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24:.R24])" office:value-type="float" office:value="160117">
            <text:p>160117</text:p>
          </table:table-cell>
          <table:table-cell office:value-type="float" office:value="12622">
            <text:p>12622</text:p>
          </table:table-cell>
          <table:table-cell office:value-type="float" office:value="13595">
            <text:p>13595</text:p>
          </table:table-cell>
          <table:table-cell office:value-type="float" office:value="14764">
            <text:p>14764</text:p>
          </table:table-cell>
          <table:table-cell office:value-type="float" office:value="16165">
            <text:p>16165</text:p>
          </table:table-cell>
          <table:table-cell office:value-type="float" office:value="17556">
            <text:p>17556</text:p>
          </table:table-cell>
          <table:table-cell office:value-type="float" office:value="17472">
            <text:p>17472</text:p>
          </table:table-cell>
          <table:table-cell office:value-type="float" office:value="15916">
            <text:p>15916</text:p>
          </table:table-cell>
          <table:table-cell office:value-type="float" office:value="14566">
            <text:p>14566</text:p>
          </table:table-cell>
          <table:table-cell office:value-type="float" office:value="13438">
            <text:p>13438</text:p>
          </table:table-cell>
          <table:table-cell office:value-type="float" office:value="12497">
            <text:p>12497</text:p>
          </table:table-cell>
          <table:table-cell office:value-type="float" office:value="11526">
            <text:p>115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25:.R25])" office:value-type="float" office:value="167103">
            <text:p>167103</text:p>
          </table:table-cell>
          <table:table-cell office:value-type="float" office:value="12331">
            <text:p>12331</text:p>
          </table:table-cell>
          <table:table-cell office:value-type="float" office:value="13298">
            <text:p>13298</text:p>
          </table:table-cell>
          <table:table-cell office:value-type="float" office:value="14444">
            <text:p>14444</text:p>
          </table:table-cell>
          <table:table-cell office:value-type="float" office:value="15907">
            <text:p>15907</text:p>
          </table:table-cell>
          <table:table-cell office:value-type="float" office:value="17060">
            <text:p>17060</text:p>
          </table:table-cell>
          <table:table-cell office:value-type="float" office:value="17020">
            <text:p>17020</text:p>
          </table:table-cell>
          <table:table-cell office:value-type="float" office:value="15668">
            <text:p>15668</text:p>
          </table:table-cell>
          <table:table-cell office:value-type="float" office:value="14257">
            <text:p>14257</text:p>
          </table:table-cell>
          <table:table-cell office:value-type="float" office:value="13134">
            <text:p>13134</text:p>
          </table:table-cell>
          <table:table-cell office:value-type="float" office:value="12181">
            <text:p>12181</text:p>
          </table:table-cell>
          <table:table-cell office:value-type="float" office:value="11245">
            <text:p>11245</text:p>
          </table:table-cell>
          <table:table-cell office:value-type="float" office:value="10558">
            <text:p>10558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2">
          <table:table-cell table:style-name="ce1" office:value-type="string">
            <text:p>SHA-256 Accelerator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NOTE</text:p>
          </table:table-cell>
          <table:table-cell table:number-columns-repeated="3"/>
        </table:table-row>
        <table:table-row table:style-name="ro1">
          <table:table-cell/>
          <table:table-cell table:formula="of:=SUM([.C32:.R32])" office:value-type="float" office:value="12756">
            <text:p>12756</text:p>
          </table:table-cell>
          <table:table-cell office:value-type="float" office:value="12756">
            <text:p>12756</text:p>
          </table:table-cell>
          <table:table-cell table:number-columns-repeated="11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/>
          <table:table-cell table:formula="of:=SUM([.C33:.R33])" office:value-type="float" office:value="26751">
            <text:p>26751</text:p>
          </table:table-cell>
          <table:table-cell office:value-type="float" office:value="12735">
            <text:p>12735</text:p>
          </table:table-cell>
          <table:table-cell office:value-type="float" office:value="14016">
            <text:p>14016</text:p>
          </table:table-cell>
          <table:table-cell table:number-columns-repeated="10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34:.R34])" office:value-type="float" office:value="42268">
            <text:p>42268</text:p>
          </table:table-cell>
          <table:table-cell office:value-type="float" office:value="12713">
            <text:p>12713</text:p>
          </table:table-cell>
          <table:table-cell office:value-type="float" office:value="13993">
            <text:p>13993</text:p>
          </table:table-cell>
          <table:table-cell office:value-type="float" office:value="15562">
            <text:p>15562</text:p>
          </table:table-cell>
          <table:table-cell table:number-columns-repeated="9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35:.R35])" office:value-type="float" office:value="59689">
            <text:p>59689</text:p>
          </table:table-cell>
          <table:table-cell office:value-type="float" office:value="12688">
            <text:p>12688</text:p>
          </table:table-cell>
          <table:table-cell office:value-type="float" office:value="13953">
            <text:p>13953</text:p>
          </table:table-cell>
          <table:table-cell office:value-type="float" office:value="15526">
            <text:p>15526</text:p>
          </table:table-cell>
          <table:table-cell office:value-type="float" office:value="17522">
            <text:p>17522</text:p>
          </table:table-cell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36:.R36])" office:value-type="float" office:value="79461">
            <text:p>79461</text:p>
          </table:table-cell>
          <table:table-cell office:value-type="float" office:value="12637">
            <text:p>12637</text:p>
          </table:table-cell>
          <table:table-cell office:value-type="float" office:value="13889">
            <text:p>13889</text:p>
          </table:table-cell>
          <table:table-cell office:value-type="float" office:value="15456">
            <text:p>15456</text:p>
          </table:table-cell>
          <table:table-cell office:value-type="float" office:value="17442">
            <text:p>17442</text:p>
          </table:table-cell>
          <table:table-cell office:value-type="float" office:value="20037">
            <text:p>20037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37:.R37])" office:value-type="float" office:value="96589">
            <text:p>96589</text:p>
          </table:table-cell>
          <table:table-cell office:value-type="float" office:value="12577">
            <text:p>12577</text:p>
          </table:table-cell>
          <table:table-cell office:value-type="float" office:value="13820">
            <text:p>13820</text:p>
          </table:table-cell>
          <table:table-cell office:value-type="float" office:value="15376">
            <text:p>15376</text:p>
          </table:table-cell>
          <table:table-cell office:value-type="float" office:value="17352">
            <text:p>17352</text:p>
          </table:table-cell>
          <table:table-cell office:value-type="float" office:value="19941">
            <text:p>19941</text:p>
          </table:table-cell>
          <table:table-cell office:value-type="float" office:value="17523">
            <text:p>17523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38:.R38])" office:value-type="float" office:value="111491">
            <text:p>111491</text:p>
          </table:table-cell>
          <table:table-cell office:value-type="float" office:value="12512">
            <text:p>12512</text:p>
          </table:table-cell>
          <table:table-cell office:value-type="float" office:value="13748">
            <text:p>13748</text:p>
          </table:table-cell>
          <table:table-cell office:value-type="float" office:value="15292">
            <text:p>15292</text:p>
          </table:table-cell>
          <table:table-cell office:value-type="float" office:value="17245">
            <text:p>17245</text:p>
          </table:table-cell>
          <table:table-cell office:value-type="float" office:value="19840">
            <text:p>19840</text:p>
          </table:table-cell>
          <table:table-cell office:value-type="float" office:value="17391">
            <text:p>17391</text:p>
          </table:table-cell>
          <table:table-cell office:value-type="float" office:value="15463">
            <text:p>15463</text:p>
          </table:table-cell>
          <table:table-cell table:number-columns-repeated="5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39:.R39])" office:value-type="float" office:value="124567">
            <text:p>124567</text:p>
          </table:table-cell>
          <table:table-cell office:value-type="float" office:value="12440">
            <text:p>12440</text:p>
          </table:table-cell>
          <table:table-cell office:value-type="float" office:value="13671">
            <text:p>13671</text:p>
          </table:table-cell>
          <table:table-cell office:value-type="float" office:value="15200">
            <text:p>15200</text:p>
          </table:table-cell>
          <table:table-cell office:value-type="float" office:value="17138">
            <text:p>17138</text:p>
          </table:table-cell>
          <table:table-cell office:value-type="float" office:value="19740">
            <text:p>19740</text:p>
          </table:table-cell>
          <table:table-cell office:value-type="float" office:value="17267">
            <text:p>17267</text:p>
          </table:table-cell>
          <table:table-cell office:value-type="float" office:value="15336">
            <text:p>15336</text:p>
          </table:table-cell>
          <table:table-cell office:value-type="float" office:value="13775">
            <text:p>13775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40:.R40])" office:value-type="float" office:value="136162">
            <text:p>136162</text:p>
          </table:table-cell>
          <table:table-cell office:value-type="float" office:value="12375">
            <text:p>12375</text:p>
          </table:table-cell>
          <table:table-cell office:value-type="float" office:value="13595">
            <text:p>13595</text:p>
          </table:table-cell>
          <table:table-cell office:value-type="float" office:value="15107">
            <text:p>15107</text:p>
          </table:table-cell>
          <table:table-cell office:value-type="float" office:value="17030">
            <text:p>17030</text:p>
          </table:table-cell>
          <table:table-cell office:value-type="float" office:value="19642">
            <text:p>19642</text:p>
          </table:table-cell>
          <table:table-cell office:value-type="float" office:value="17134">
            <text:p>17134</text:p>
          </table:table-cell>
          <table:table-cell office:value-type="float" office:value="15207">
            <text:p>15207</text:p>
          </table:table-cell>
          <table:table-cell office:value-type="float" office:value="13654">
            <text:p>13654</text:p>
          </table:table-cell>
          <table:table-cell office:value-type="float" office:value="12418">
            <text:p>12418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41:.R41])" office:value-type="float" office:value="146476">
            <text:p>146476</text:p>
          </table:table-cell>
          <table:table-cell office:value-type="float" office:value="12309">
            <text:p>12309</text:p>
          </table:table-cell>
          <table:table-cell office:value-type="float" office:value="13520">
            <text:p>13520</text:p>
          </table:table-cell>
          <table:table-cell office:value-type="float" office:value="15017">
            <text:p>15017</text:p>
          </table:table-cell>
          <table:table-cell office:value-type="float" office:value="16923">
            <text:p>16923</text:p>
          </table:table-cell>
          <table:table-cell office:value-type="float" office:value="19543">
            <text:p>19543</text:p>
          </table:table-cell>
          <table:table-cell office:value-type="float" office:value="16987">
            <text:p>16987</text:p>
          </table:table-cell>
          <table:table-cell office:value-type="float" office:value="15065">
            <text:p>15065</text:p>
          </table:table-cell>
          <table:table-cell office:value-type="float" office:value="13528">
            <text:p>13528</text:p>
          </table:table-cell>
          <table:table-cell office:value-type="float" office:value="12300">
            <text:p>12300</text:p>
          </table:table-cell>
          <table:table-cell office:value-type="float" office:value="11284">
            <text:p>11284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42:.R42])" office:value-type="float" office:value="155681">
            <text:p>155681</text:p>
          </table:table-cell>
          <table:table-cell office:value-type="float" office:value="12246">
            <text:p>12246</text:p>
          </table:table-cell>
          <table:table-cell office:value-type="float" office:value="13445">
            <text:p>13445</text:p>
          </table:table-cell>
          <table:table-cell office:value-type="float" office:value="14929">
            <text:p>14929</text:p>
          </table:table-cell>
          <table:table-cell office:value-type="float" office:value="16818">
            <text:p>16818</text:p>
          </table:table-cell>
          <table:table-cell office:value-type="float" office:value="19447">
            <text:p>19447</text:p>
          </table:table-cell>
          <table:table-cell office:value-type="float" office:value="16822">
            <text:p>16822</text:p>
          </table:table-cell>
          <table:table-cell office:value-type="float" office:value="14928">
            <text:p>14928</text:p>
          </table:table-cell>
          <table:table-cell office:value-type="float" office:value="13385">
            <text:p>13385</text:p>
          </table:table-cell>
          <table:table-cell office:value-type="float" office:value="12172">
            <text:p>12172</text:p>
          </table:table-cell>
          <table:table-cell office:value-type="float" office:value="11163">
            <text:p>11163</text:p>
          </table:table-cell>
          <table:table-cell office:value-type="float" office:value="10326">
            <text:p>103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43:.R43])" office:value-type="float" office:value="164011">
            <text:p>164011</text:p>
          </table:table-cell>
          <table:table-cell office:value-type="float" office:value="12199">
            <text:p>12199</text:p>
          </table:table-cell>
          <table:table-cell office:value-type="float" office:value="13380">
            <text:p>13380</text:p>
          </table:table-cell>
          <table:table-cell office:value-type="float" office:value="14848">
            <text:p>14848</text:p>
          </table:table-cell>
          <table:table-cell office:value-type="float" office:value="16723">
            <text:p>16723</text:p>
          </table:table-cell>
          <table:table-cell office:value-type="float" office:value="19356">
            <text:p>19356</text:p>
          </table:table-cell>
          <table:table-cell office:value-type="float" office:value="16718">
            <text:p>16718</text:p>
          </table:table-cell>
          <table:table-cell office:value-type="float" office:value="14774">
            <text:p>14774</text:p>
          </table:table-cell>
          <table:table-cell office:value-type="float" office:value="13232">
            <text:p>13232</text:p>
          </table:table-cell>
          <table:table-cell office:value-type="float" office:value="12031">
            <text:p>12031</text:p>
          </table:table-cell>
          <table:table-cell office:value-type="float" office:value="11034">
            <text:p>11034</text:p>
          </table:table-cell>
          <table:table-cell office:value-type="float" office:value="10204">
            <text:p>10204</text:p>
          </table:table-cell>
          <table:table-cell office:value-type="float" office:value="9512">
            <text:p>9512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SOFTWARE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NOTE</text:p>
          </table:table-cell>
          <table:table-cell table:number-columns-repeated="3"/>
        </table:table-row>
        <table:table-row table:style-name="ro1">
          <table:table-cell/>
          <table:table-cell table:formula="of:=SUM([.C50:.R50])"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3"/>
        </table:table-row>
        <table:table-row table:style-name="ro1">
          <table:table-cell/>
          <table:table-cell table:formula="of:=SUM([.C51:.R51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2:.R52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3:.R53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4:.R54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5:.R55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6:.R56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7:.R57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8:.R58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9:.R59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60:.R60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61:.R61])" office:value-type="float" office:value="0">
            <text:p>0</text:p>
          </table:table-cell>
          <table:table-cell table:number-columns-repeated="16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7.05.2015</text:date>, <text:time>14:25:3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3:58:40</meta:creation-date>
    <dc:date>2015-05-27T14:25:32</dc:date>
    <meta:editing-duration>PT26M52S</meta:editing-duration>
    <meta:editing-cycles>4</meta:editing-cycles>
    <meta:generator>OpenOffice/4.1.0$Unix OpenOffice.org_project/410m18$Build-9764</meta:generator>
    <meta:document-statistic meta:table-count="3" meta:cell-count="372" meta:object-count="0"/>
  </office:meta>
</office:document-meta>
</file>